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c503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color="#000000" officeooo:paragraph-rsid="001bc503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style:font-size-asian="13pt" style:font-size-complex="13pt" loext:padding="0cm" loext:border="none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style:font-size-asian="13pt" style:font-size-complex="13pt" loext:padding="0cm" loext:border="none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officeooo:paragraph-rsid="0017a94d" style:font-size-asian="13pt" style:font-size-complex="13pt" loext:padding="0cm" loext:border="none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officeooo:rsid="0017a94d" officeooo:paragraph-rsid="0017a94d" style:font-size-asian="13pt" style:font-size-complex="13pt" loext:padding="0cm" loext:border="none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officeooo:paragraph-rsid="001a4e1e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officeooo:paragraph-rsid="0017ab8e"/>
    </style:style>
    <style:style style:name="P11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style:font-name="Liberation Serif" fo:font-size="13pt" officeooo:rsid="0017a94d" officeooo:paragraph-rsid="0017a94d" style:font-size-asian="13pt" style:font-size-complex="13pt" loext:padding="0cm" loext:border="none"/>
    </style:style>
    <style:style style:name="P12" style:family="paragraph" style:parent-style-name="Text_20_body">
      <style:paragraph-properties fo:margin-left="0.635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style:font-size-asian="13pt" style:font-size-complex="13pt" loext:padding="0cm" loext:border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SFMono-Regular" fo:font-size="10.5pt" fo:letter-spacing="normal" fo:font-style="normal" fo:font-weight="normal" officeooo:paragraph-rsid="001bc503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officeooo:rsid="00153785" officeooo:paragraph-rsid="00153785" style:font-size-asian="13pt" style:font-size-complex="13p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style:font-size-asian="13pt" style:font-size-complex="13pt" loext:padding="0cm" loext:border="none"/>
    </style:style>
    <style:style style:name="P16" style:family="paragraph" style:parent-style-name="Text_20_body" style:list-style-name="L2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style:font-size-asian="13pt" style:font-size-complex="13pt" loext:padding="0cm" loext:border="none"/>
    </style:style>
    <style:style style:name="P17" style:family="paragraph" style:parent-style-name="Text_20_body" style:list-style-name="L3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style:font-size-asian="13pt" style:font-size-complex="13pt" loext:padding="0cm" loext:border="none"/>
    </style:style>
    <style:style style:name="P18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style:font-size-asian="13pt" style:font-size-complex="13pt" loext:padding="0cm" loext:border="none"/>
    </style:style>
    <style:style style:name="P19" style:family="paragraph" style:parent-style-name="Text_20_body" style:list-style-name="L1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style:font-size-asian="13pt" style:font-size-complex="13pt" loext:padding="0cm" loext:border="none"/>
    </style:style>
    <style:style style:name="P20" style:family="paragraph" style:parent-style-name="Text_20_body" style:list-style-name="L4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style:font-size-asian="13pt" style:font-size-complex="13pt" loext:padding="0cm" loext:border="none"/>
    </style:style>
    <style:style style:name="P21" style:family="paragraph" style:parent-style-name="Text_20_body" style:list-style-name="L5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style:font-size-asian="13pt" style:font-size-complex="13pt" loext:padding="0cm" loext:border="none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officeooo:rsid="00153785" officeooo:paragraph-rsid="00153785" style:font-size-asian="13pt" style:font-size-complex="13pt" loext:padding="0cm" loext:border="none"/>
    </style:style>
    <style:style style:name="P23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officeooo:rsid="0017ab8e" officeooo:paragraph-rsid="0017ab8e" style:font-size-asian="13pt" style:font-size-complex="13pt" loext:padding="0cm" loext:border="none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" fo:font-size="13pt" fo:language="it" fo:country="IT" officeooo:rsid="0017a94d" officeooo:paragraph-rsid="0017a94d" style:font-size-asian="13pt" style:font-size-complex="13pt" loext:padding="0cm" loext:border="none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font-variant="normal" fo:text-transform="none" fo:color="#171717" style:font-name="SFMono-Regular" fo:font-size="10.5pt" fo:letter-spacing="normal" fo:language="it" fo:country="IT" fo:font-style="normal" fo:font-weight="normal" officeooo:rsid="0017a94d" officeooo:paragraph-rsid="0017a94d" style:font-size-asian="13pt" style:font-size-complex="13pt" loext:padding="0cm" loext:border="none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53785"/>
    </style:style>
    <style:style style:name="T3" style:family="text">
      <style:text-properties fo:language="it" fo:country="IT" style:font-size-asian="13pt" style:font-size-complex="13pt" loext:padding="0cm" loext:border="none"/>
    </style:style>
    <style:style style:name="T4" style:family="text">
      <style:text-properties fo:language="it" fo:country="IT" officeooo:rsid="001a4e1e" style:font-size-asian="13pt" style:font-size-complex="13pt" loext:padding="0cm" loext:border="none"/>
    </style:style>
    <style:style style:name="T5" style:family="text">
      <style:text-properties fo:font-variant="normal" fo:text-transform="none" fo:color="#171717" style:font-name="SFMono-Regular" fo:font-size="10.5pt" fo:letter-spacing="normal" fo:language="it" fo:country="IT" fo:font-style="normal" fo:font-weight="normal"/>
    </style:style>
    <style:style style:name="T6" style:family="text">
      <style:text-properties fo:font-variant="normal" fo:text-transform="none" fo:color="#171717" fo:letter-spacing="normal" fo:language="it" fo:country="IT"/>
    </style:style>
    <style:style style:name="T7" style:family="text">
      <style:text-properties fo:font-variant="normal" fo:text-transform="none" fo:color="#171717" fo:letter-spacing="normal" fo:language="it" fo:country="IT" fo:font-style="normal" fo:font-weight="normal"/>
    </style:style>
    <style:style style:name="T8" style:family="text">
      <style:text-properties fo:font-variant="normal" fo:text-transform="none" fo:color="#171717" fo:letter-spacing="normal" fo:language="it" fo:country="IT" fo:font-style="normal" fo:font-weight="normal" officeooo:rsid="0017a94d"/>
    </style:style>
    <style:style style:name="T9" style:family="text">
      <style:text-properties fo:font-variant="normal" fo:text-transform="none" fo:color="#171717" fo:letter-spacing="normal" fo:language="it" fo:country="IT" fo:font-style="normal" fo:font-weight="normal" officeooo:rsid="0017ab8e"/>
    </style:style>
    <style:style style:name="T10" style:family="text">
      <style:text-properties fo:font-variant="normal" fo:text-transform="none" fo:color="#171717" fo:letter-spacing="normal" fo:font-style="normal" fo:font-weight="normal"/>
    </style:style>
    <style:style style:name="T11" style:family="text">
      <style:text-properties fo:font-variant="normal" fo:text-transform="none" fo:color="#171717" fo:letter-spacing="normal" fo:font-style="normal" fo:font-weight="normal" officeooo:rsid="001a4e1e"/>
    </style:style>
    <style:style style:name="T12" style:family="text">
      <style:text-properties fo:font-variant="normal" fo:text-transform="none" fo:color="#171717" style:font-name="Segoe UI" fo:font-size="12pt" fo:letter-spacing="normal" fo:font-style="normal" fo:font-weight="normal"/>
    </style:style>
    <style:style style:name="T13" style:family="text">
      <style:text-properties fo:font-variant="normal" fo:text-transform="none" fo:color="#0101fd" style:font-name="SFMono-Regular" fo:font-size="10.5pt" fo:letter-spacing="normal" fo:language="it" fo:country="IT" fo:font-style="normal" fo:font-weight="normal"/>
    </style:style>
    <style:style style:name="T14" style:family="text">
      <style:text-properties fo:font-variant="normal" fo:text-transform="none" fo:color="#006881" style:font-name="SFMono-Regular" fo:font-size="10.5pt" fo:letter-spacing="normal" fo:language="it" fo:country="IT" fo:font-style="normal" fo:font-weight="normal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fo:letter-spacing="normal" fo:language="it" fo:country="IT" fo:font-style="normal" fo:font-weight="normal"/>
    </style:style>
    <style:style style:name="T17" style:family="text">
      <style:text-properties fo:font-variant="normal" fo:text-transform="none" fo:letter-spacing="normal" fo:language="it" fo:country="IT" fo:font-style="normal" fo:font-weight="normal" officeooo:rsid="0017ab8e"/>
    </style:style>
    <style:style style:name="T18" style:family="text">
      <style:text-properties fo:font-variant="normal" fo:text-transform="none" fo:color="#000000" fo:font-size="13pt" fo:letter-spacing="normal" fo:language="it" fo:country="IT" fo:font-style="normal" fo:font-weight="normal" style:font-size-asian="13pt" style:font-size-complex="13pt"/>
    </style:style>
    <style:style style:name="T19" style:family="text">
      <style:text-properties fo:font-variant="normal" fo:text-transform="none" fo:color="#000000" fo:font-size="13pt" fo:letter-spacing="normal" fo:language="it" fo:country="IT" fo:font-style="normal" fo:font-weight="normal" officeooo:rsid="0017ab8e" style:font-size-asian="13pt" style:font-size-complex="13pt"/>
    </style:style>
    <style:style style:name="T20" style:family="text">
      <style:text-properties fo:font-variant="normal" fo:text-transform="none" fo:color="#000000" fo:font-size="13pt" fo:letter-spacing="normal" fo:language="it" fo:country="IT" fo:font-style="normal" fo:font-weight="normal" officeooo:rsid="0017ab8e" style:font-size-asian="13pt" style:font-size-complex="13pt" loext:padding="0cm" loext:border="none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fo:letter-spacing="normal" fo:language="it" fo:country="IT" fo:font-style="normal" fo:font-weight="normal" style:font-size-asian="13pt" style:font-size-complex="13pt"/>
    </style:style>
    <style:style style:name="T23" style:family="text">
      <style:text-properties fo:font-variant="normal" fo:text-transform="none" fo:color="#000000" fo:letter-spacing="normal" fo:language="it" fo:country="IT" fo:font-style="normal" fo:font-weight="normal" style:font-size-asian="13pt" style:font-size-complex="13pt" loext:padding="0cm" loext:border="none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000000" fo:letter-spacing="normal" fo:font-style="normal" fo:font-weight="normal" style:font-size-asian="13pt" style:font-size-complex="13pt"/>
    </style:style>
    <style:style style:name="T26" style:family="text">
      <style:text-properties fo:font-variant="normal" fo:text-transform="none" fo:color="#000000" fo:letter-spacing="normal" fo:font-style="normal" fo:font-weight="normal" officeooo:rsid="001a4e1e"/>
    </style:style>
    <style:style style:name="T27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28" style:family="text">
      <style:text-properties fo:font-variant="normal" fo:text-transform="none" style:font-name="SFMono-Regular" fo:font-size="10.5pt" fo:letter-spacing="normal" fo:font-style="normal" fo:font-weight="normal"/>
    </style:style>
    <style:style style:name="T29" style:family="text">
      <style:text-properties style:font-name="Liberation Serif" fo:font-size="13pt" style:font-size-asian="13pt" style:font-size-complex="13pt"/>
    </style:style>
    <style:style style:name="T30" style:family="text">
      <style:text-properties fo:color="#000000"/>
    </style:style>
    <style:style style:name="T31" style:family="text">
      <style:text-properties officeooo:rsid="001bc503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va Settimana 5: (30/07/2021)</text:p>
      <text:p text:style-name="P14"/>
      <text:p text:style-name="P14">Daniela Crippa Nogueira</text:p>
      <text:p text:style-name="P15"/>
      <text:p text:style-name="P15">Leggete attentamente ogni domanda e argomentare quanto più possibile fornendo anche degli esempi.</text:p>
      <text:p text:style-name="P5"/>
      <text:list xml:id="list1391150103" text:style-name="L1">
        <text:list-item>
          <text:p text:style-name="P19">Descrivere le modalità di utilizzo di ADO.NET:</text:p>
        </text:list-item>
      </text:list>
      <text:p text:style-name="P22">Ado.Net è un recurso di Microsoft che permette che sia possibile accesso a un Database, come esempio, con questo recurso possiamo utilizzare le tabella che abbiamo creato in SQL.</text:p>
      <text:p text:style-name="P12"/>
      <text:list xml:id="list1024067161" text:style-name="L2">
        <text:list-item>
          <text:p text:style-name="P16"><text:span text:style-name="T1">Quali sono i metodi di esecuzione della classe DbComman</text:span><text:span text:style-name="T2">d </text:span><text:span text:style-name="T1">disponibili e in quali casi vanno utilizzati?</text:span></text:p>
        </text:list-item>
      </text:list>
      <text:p text:style-name="P7"><text:span text:style-name="T8">DbCommand ra</text:span><text:span text:style-name="T7">ppresenta un'istruzione SQL o una stored procedure da eseguire su un'origine dati. Fornisce una classe di base per le classi specifiche del database che rappresentano i comandi.</text:span></text:p>
      <text:p text:style-name="P8"><text:span text:style-name="T7">Ci sono tanti metodi: </text:span><text:span text:style-name="T9">(di seguito ne descrivo alcune)</text:span></text:p>
      <text:p text:style-name="P10"><text:span text:style-name="T20">CreaParametro() </text:span><text:span text:style-name="T18">Crea una nuova istanza di un oggetto </text:span><text:span text:style-name="T19">DbParameter,</text:span></text:p>
      <text:p text:style-name="P11"><text:span text:style-name="T17">EseguiNonQuery() </text:span><text:span text:style-name="T16">Quando ne viene eseguito l'override in una classe derivata, esegue un'istruzione SQL su un oggetto connessione. </text:span></text:p>
      <text:p text:style-name="P23">EseguiScalare() in caso di override in una classe derivata, esegue la query e restituisce la prima colonna della prima riga nel set di risultati restituito dalla query. Tutte le altre colonne e righe vengono ignorate.</text:p>
      <text:p text:style-name="P12"/>
      <text:list xml:id="list3111510826" text:style-name="L3">
        <text:list-item>
          <text:p text:style-name="P17"><text:span text:style-name="T1">Descrivere l’utilizzo della classe</text:span><text:span text:style-name="T2"> </text:span><text:span text:style-name="T1">DataAdapter:</text:span></text:p>
        </text:list-item>
      </text:list>
      <text:p text:style-name="P24">DataAdapter è un insieme di comandi di dati anche una conessione di banco di dati utilizzato per riempire e aggiornare un database SQL. </text:p>
      <text:p text:style-name="P24">Questa classe non può essere ereditata.</text:p>
      <text:p text:style-name="P24">Esempio:</text:p>
      <text:p text:style-name="P8"><text:span text:style-name="T13">private</text:span><text:span text:style-name="T5"> </text:span><text:span text:style-name="T13">static</text:span><text:span text:style-name="T5"> DataSet </text:span><text:span text:style-name="T14">SelectRows</text:span><text:span text:style-name="T5">(DataSet dataset,</text:span></text:p>
      <text:p text:style-name="P8"><text:span text:style-name="T5"><text:s/></text:span><text:span text:style-name="T13">string</text:span><text:span text:style-name="T5"> connectionString,</text:span><text:span text:style-name="T13">string</text:span><text:span text:style-name="T5"> queryString)</text:span></text:p>
      <text:p text:style-name="P8"><text:span text:style-name="T6"><text:s/></text:span><text:span text:style-name="T5">{ </text:span></text:p>
      <text:p text:style-name="P8"><text:span text:style-name="T13">using</text:span><text:span text:style-name="T6"> </text:span><text:span text:style-name="T5">(SqlConnection connection =</text:span></text:p>
      <text:p text:style-name="P8"><text:span text:style-name="T5"><text:s/></text:span><text:span text:style-name="T13">new</text:span><text:span text:style-name="T6"> </text:span><text:span text:style-name="T5">SqlConnection(connectionString)) </text:span></text:p>
      <text:p text:style-name="P25">{</text:p>
      <text:p text:style-name="P8"><text:span text:style-name="T5"><text:s/>SqlDataAdapter adapter = </text:span><text:span text:style-name="T13">new</text:span><text:span text:style-name="T6"> </text:span><text:span text:style-name="T5">SqlDataAdapter();</text:span></text:p>
      <text:p text:style-name="P8"><text:span text:style-name="T5"><text:s/>adapter.SelectCommand = </text:span><text:span text:style-name="T13">new</text:span><text:span text:style-name="T6"> </text:span><text:span text:style-name="T5">SqlCommand(</text:span></text:p>
      <text:p text:style-name="P25"><text:s/>queryString, connection);</text:p>
      <text:p text:style-name="P25"><text:s/>adapter.Fill(dataset);</text:p>
      <text:p text:style-name="P8"><text:span text:style-name="T5"><text:s/></text:span><text:span text:style-name="T13">return</text:span><text:span text:style-name="T6"> </text:span><text:span text:style-name="T5">dataset;</text:span></text:p>
      <text:p text:style-name="P25"><text:s/>} </text:p>
      <text:p text:style-name="P8"><text:span text:style-name="T5">}</text:span><text:span text:style-name="T1"> </text:span></text:p>
      <text:p text:style-name="P24"><text:soft-page-break/></text:p>
      <text:p text:style-name="P12"/>
      <text:list xml:id="list115229013" text:style-name="L4">
        <text:list-item>
          <text:p text:style-name="P20">Cos’è una Interfaccia in C#? Come può essere utilizzata?</text:p>
        </text:list-item>
      </text:list>
      <text:p text:style-name="P9"><text:span text:style-name="T3">Un’interfaccia è simile ad una classe astratta , <text:s/>con soli metodi e/o proprietà astratte, </text:span><text:span text:style-name="T4">ma </text:span><text:span text:style-name="T3"><text:s/>è priva di qualsiasi implementazione e di modificatore di accessibilità (public, private, ecc.). <text:s/></text:span></text:p>
      <text:p text:style-name="P9"><text:span text:style-name="T22">Usando le interfacce, è possibile, ad esempio, includere il comportamento da più origini in una classe. </text:span><text:span text:style-name="T23">Tale funzionalità è importante in C# perché il linguaggio non supporta l’ereditarietà multipla delle classi. </text:span><text:span text:style-name="T25">In C#, dunque, è consentita l’implementazione multipla delle interfacce e l’ereditarietà singola delle classi.</text:span></text:p>
      <text:p text:style-name="P18"/>
      <text:p text:style-name="P6"/>
      <text:list xml:id="list899866651" text:style-name="L5">
        <text:list-item>
          <text:p text:style-name="P21">Cos’è un Costruttore? E come si utilizza la keyword this nella definizione di un Costruttore?</text:p>
        </text:list-item>
      </text:list>
      <text:p text:style-name="P2"><text:span text:style-name="T12"><text:tab/></text:span><text:span text:style-name="T10">Quando si crea una </text:span><text:span text:style-name="T11">classe </text:span><text:span text:style-name="T10">o </text:span><text:span text:style-name="T11">uno struct</text:span><text:span text:style-name="T10">, viene chiamato il relativo costruttore. Una <text:tab/>classe o uno </text:span><text:span text:style-name="T11">struct</text:span><text:span text:style-name="T10"> può avere più costruttori che accettano argomenti diversi. I <text:tab/>costruttori consentono al programmatore di impostare i valori predefiniti, limitare la <text:tab/>creazione di istanze e scrivere codice flessibile e facile da leggere.</text:span> </text:p>
      <text:p text:style-name="P2"><text:span text:style-name="T12"><text:tab/></text:span><text:span text:style-name="T24">La parola chiave </text:span><text:span text:style-name="T26">(keyword) THIS </text:span><text:span text:style-name="T24">fa riferimento all'istanza corrente della classe e <text:tab/>viene anche <text:tab/>usata come modificatore del primo parametro di un metodo di <text:tab/>estensione.</text:span><text:span text:style-name="T30"> </text:span></text:p>
      <text:p text:style-name="P3"><text:tab/>Esempio<text:span text:style-name="T31">: per qualificare i membri nascosti da nomi simili:</text:span></text:p>
      <text:p text:style-name="P3"/>
      <text:p text:style-name="P1"><text:span text:style-name="T29"><text:tab/><text:tab/></text:span><text:span text:style-name="T27">public</text:span><text:span text:style-name="T21"> </text:span><text:span text:style-name="T27">class</text:span><text:span text:style-name="T21"> </text:span><text:span text:style-name="T27">Employee</text:span><text:span text:style-name="T21"> </text:span></text:p>
      <text:p text:style-name="P13"><text:tab/><text:tab/>{</text:p>
      <text:p text:style-name="P4"><text:span text:style-name="T28"><text:s/><text:tab/><text:tab/>private</text:span><text:span text:style-name="T15"> </text:span><text:span text:style-name="T28">string</text:span><text:span text:style-name="T15"> </text:span><text:span text:style-name="T28">alias;</text:span></text:p>
      <text:p text:style-name="P4"><text:span text:style-name="T28"><text:tab/> <text:tab/>private</text:span><text:span text:style-name="T15"> </text:span><text:span text:style-name="T28">string</text:span><text:span text:style-name="T15"> </text:span><text:span text:style-name="T28">name; </text:span></text:p>
      <text:p text:style-name="P4"><text:span text:style-name="T28"><text:tab/><text:tab/>public Employee(string name, string alias)</text:span><text:span text:style-name="T15"> </text:span></text:p>
      <text:p text:style-name="P13"><text:tab/><text:tab/>{</text:p>
      <text:p text:style-name="P4"><text:span text:style-name="T28"><text:s/><text:tab/><text:tab/></text:span><text:span text:style-name="T15"> </text:span><text:span text:style-name="T28">this.name = name;</text:span></text:p>
      <text:p text:style-name="P4"><text:span text:style-name="T28"><text:s/><text:tab/><text:tab/>this.alias</text:span><text:span text:style-name="T15"> </text:span><text:span text:style-name="T28">= alias; </text:span></text:p>
      <text:p text:style-name="P13"><text:tab/><text:tab/>} </text:p>
      <text:p text:style-name="P13"><text:tab/><text:tab/>}</text:p>
      <text:p text:style-name="P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30T09:41:17.643000000</meta:creation-date>
    <dc:date>2021-07-30T12:17:35.784000000</dc:date>
    <meta:editing-duration>PT1H54M44S</meta:editing-duration>
    <meta:editing-cycles>4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6" meta:word-count="446" meta:character-count="3092" meta:non-whitespace-character-count="2635"/>
  </office:meta>
</office:document-meta>
</file>